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a665" officeooo:paragraph-rsid="000ea665"/>
    </style:style>
    <style:style style:name="P2" style:family="paragraph" style:parent-style-name="Standard">
      <style:text-properties fo:font-weight="bold" officeooo:rsid="000ea665" officeooo:paragraph-rsid="000ea665" style:font-weight-asian="bold" style:font-weight-complex="bold"/>
    </style:style>
    <style:style style:name="P3" style:family="paragraph" style:parent-style-name="Standard">
      <style:text-properties fo:font-weight="bold" officeooo:rsid="000ea665" officeooo:paragraph-rsid="01000789" style:font-weight-asian="bold" style:font-weight-complex="bold"/>
    </style:style>
    <style:style style:name="P4" style:family="paragraph" style:parent-style-name="Standard">
      <style:text-properties fo:font-weight="bold" officeooo:rsid="000ea665" officeooo:paragraph-rsid="00849ec3" style:font-weight-asian="bold" style:font-weight-complex="bold"/>
    </style:style>
    <style:style style:name="P5" style:family="paragraph" style:parent-style-name="Standard">
      <style:text-properties fo:font-weight="bold" officeooo:rsid="00152120" officeooo:paragraph-rsid="00152120" style:font-weight-asian="bold" style:font-weight-complex="bold"/>
    </style:style>
    <style:style style:name="P6" style:family="paragraph" style:parent-style-name="Standard">
      <style:text-properties fo:font-weight="bold" officeooo:rsid="0017485b" officeooo:paragraph-rsid="0017485b" style:font-weight-asian="bold" style:font-weight-complex="bold"/>
    </style:style>
    <style:style style:name="P7" style:family="paragraph" style:parent-style-name="Standard">
      <style:text-properties fo:font-weight="bold" officeooo:rsid="00377e56" officeooo:paragraph-rsid="00377e56" style:font-weight-asian="bold" style:font-weight-complex="bold"/>
    </style:style>
    <style:style style:name="P8" style:family="paragraph" style:parent-style-name="Standard">
      <style:text-properties fo:font-weight="bold" officeooo:rsid="00a3671f" officeooo:paragraph-rsid="00a3671f" style:font-weight-asian="bold" style:font-weight-complex="bold"/>
    </style:style>
    <style:style style:name="P9" style:family="paragraph" style:parent-style-name="Standard">
      <style:text-properties officeooo:paragraph-rsid="00119183"/>
    </style:style>
    <style:style style:name="P10" style:family="paragraph" style:parent-style-name="Standard">
      <style:text-properties fo:font-weight="normal" officeooo:rsid="0013cd6a" officeooo:paragraph-rsid="0013cd6a" style:font-weight-asian="normal" style:font-weight-complex="normal"/>
    </style:style>
    <style:style style:name="P11" style:family="paragraph" style:parent-style-name="Standard">
      <style:text-properties fo:font-weight="normal" officeooo:rsid="00152120" officeooo:paragraph-rsid="00152120" style:font-weight-asian="normal" style:font-weight-complex="normal"/>
    </style:style>
    <style:style style:name="P12" style:family="paragraph" style:parent-style-name="Standard">
      <style:text-properties fo:font-weight="normal" officeooo:rsid="0018a9ff" officeooo:paragraph-rsid="0018a9ff" style:font-weight-asian="normal" style:font-weight-complex="normal"/>
    </style:style>
    <style:style style:name="P13" style:family="paragraph" style:parent-style-name="Standard">
      <style:text-properties fo:font-weight="normal" officeooo:rsid="001bb55d" officeooo:paragraph-rsid="001bb55d" style:font-weight-asian="normal" style:font-weight-complex="normal"/>
    </style:style>
    <style:style style:name="P14" style:family="paragraph" style:parent-style-name="Standard">
      <style:text-properties fo:font-weight="normal" officeooo:rsid="001bb55d" officeooo:paragraph-rsid="001c3cd7" style:font-weight-asian="normal" style:font-weight-complex="normal"/>
    </style:style>
    <style:style style:name="P15" style:family="paragraph" style:parent-style-name="Standard">
      <style:text-properties fo:font-weight="normal" officeooo:rsid="001c70fd" officeooo:paragraph-rsid="001c70fd" style:font-weight-asian="normal" style:font-weight-complex="normal"/>
    </style:style>
    <style:style style:name="P16" style:family="paragraph" style:parent-style-name="Standard">
      <style:text-properties fo:font-weight="normal" officeooo:rsid="001d5edf" officeooo:paragraph-rsid="001d5edf" style:font-weight-asian="normal" style:font-weight-complex="normal"/>
    </style:style>
    <style:style style:name="P17" style:family="paragraph" style:parent-style-name="Standard">
      <style:text-properties fo:font-weight="normal" officeooo:rsid="001f3590" officeooo:paragraph-rsid="001f3590" style:font-weight-asian="normal" style:font-weight-complex="normal"/>
    </style:style>
    <style:style style:name="P18" style:family="paragraph" style:parent-style-name="Standard">
      <style:text-properties fo:font-weight="normal" officeooo:rsid="00271aee" officeooo:paragraph-rsid="00271aee" style:font-weight-asian="normal" style:font-weight-complex="normal"/>
    </style:style>
    <style:style style:name="P19" style:family="paragraph" style:parent-style-name="Standard">
      <style:text-properties fo:font-weight="normal" officeooo:rsid="002a33ac" officeooo:paragraph-rsid="002a33ac" style:font-weight-asian="normal" style:font-weight-complex="normal"/>
    </style:style>
    <style:style style:name="P20" style:family="paragraph" style:parent-style-name="Standard">
      <style:text-properties fo:font-weight="normal" officeooo:rsid="002e4d4e" officeooo:paragraph-rsid="002e4d4e" style:font-weight-asian="normal" style:font-weight-complex="normal"/>
    </style:style>
    <style:style style:name="P21" style:family="paragraph" style:parent-style-name="Standard">
      <style:text-properties fo:font-weight="normal" officeooo:rsid="002f11ff" officeooo:paragraph-rsid="002f11ff" style:font-weight-asian="normal" style:font-weight-complex="normal"/>
    </style:style>
    <style:style style:name="P22" style:family="paragraph" style:parent-style-name="Standard">
      <style:text-properties fo:font-weight="normal" officeooo:rsid="002ca940" officeooo:paragraph-rsid="002ca940" style:font-weight-asian="normal" style:font-weight-complex="normal"/>
    </style:style>
    <style:style style:name="P23" style:family="paragraph" style:parent-style-name="Standard">
      <style:text-properties fo:font-weight="normal" officeooo:rsid="002ca940" officeooo:paragraph-rsid="002d8bfe" style:font-weight-asian="normal" style:font-weight-complex="normal"/>
    </style:style>
    <style:style style:name="P24" style:family="paragraph" style:parent-style-name="Standard">
      <style:text-properties fo:font-weight="normal" officeooo:rsid="002d8bfe" officeooo:paragraph-rsid="002d8bfe" style:font-weight-asian="normal" style:font-weight-complex="normal"/>
    </style:style>
    <style:style style:name="P25" style:family="paragraph" style:parent-style-name="Standard">
      <style:text-properties fo:font-weight="normal" officeooo:rsid="0032e03d" officeooo:paragraph-rsid="0032e03d" style:font-weight-asian="normal" style:font-weight-complex="normal"/>
    </style:style>
    <style:style style:name="P26" style:family="paragraph" style:parent-style-name="Standard">
      <style:text-properties fo:font-weight="normal" officeooo:rsid="0035d698" officeooo:paragraph-rsid="0035d698" style:font-weight-asian="normal" style:font-weight-complex="normal"/>
    </style:style>
    <style:style style:name="P27" style:family="paragraph" style:parent-style-name="Standard">
      <style:text-properties fo:font-weight="normal" officeooo:rsid="00377e56" officeooo:paragraph-rsid="00377e56" style:font-weight-asian="normal" style:font-weight-complex="normal"/>
    </style:style>
    <style:style style:name="P28" style:family="paragraph" style:parent-style-name="Standard">
      <style:text-properties fo:font-weight="normal" officeooo:rsid="002a7a20" officeooo:paragraph-rsid="002a7a20" style:font-weight-asian="normal" style:font-weight-complex="normal"/>
    </style:style>
    <style:style style:name="P29" style:family="paragraph" style:parent-style-name="Standard">
      <style:text-properties fo:font-weight="normal" officeooo:rsid="003b71f7" officeooo:paragraph-rsid="003b71f7" style:font-weight-asian="normal" style:font-weight-complex="normal"/>
    </style:style>
    <style:style style:name="P30" style:family="paragraph" style:parent-style-name="Standard">
      <style:text-properties fo:font-weight="normal" officeooo:rsid="003b71f7" officeooo:paragraph-rsid="00377e56" style:font-weight-asian="normal" style:font-weight-complex="normal"/>
    </style:style>
    <style:style style:name="P31" style:family="paragraph" style:parent-style-name="Standard">
      <style:text-properties fo:font-weight="normal" officeooo:rsid="004a4aec" officeooo:paragraph-rsid="004a4aec" style:font-weight-asian="normal" style:font-weight-complex="normal"/>
    </style:style>
    <style:style style:name="P32" style:family="paragraph" style:parent-style-name="Standard">
      <style:text-properties fo:font-weight="normal" officeooo:rsid="004cde48" officeooo:paragraph-rsid="004cde48" style:font-weight-asian="normal" style:font-weight-complex="normal"/>
    </style:style>
    <style:style style:name="P33" style:family="paragraph" style:parent-style-name="Standard">
      <style:text-properties fo:font-weight="normal" officeooo:rsid="0056c742" officeooo:paragraph-rsid="0056c742" style:font-weight-asian="normal" style:font-weight-complex="normal"/>
    </style:style>
    <style:style style:name="P34" style:family="paragraph" style:parent-style-name="Standard">
      <style:text-properties fo:font-weight="normal" officeooo:rsid="005fade8" officeooo:paragraph-rsid="005fade8" style:font-weight-asian="normal" style:font-weight-complex="normal"/>
    </style:style>
    <style:style style:name="P35" style:family="paragraph" style:parent-style-name="Standard">
      <style:text-properties fo:font-weight="normal" officeooo:rsid="004eaa2f" officeooo:paragraph-rsid="004eaa2f" style:font-weight-asian="normal" style:font-weight-complex="normal"/>
    </style:style>
    <style:style style:name="P36" style:family="paragraph" style:parent-style-name="Standard">
      <style:text-properties fo:font-weight="normal" officeooo:rsid="006d8fec" officeooo:paragraph-rsid="006d8fec" style:font-weight-asian="normal" style:font-weight-complex="normal"/>
    </style:style>
    <style:style style:name="P37" style:family="paragraph" style:parent-style-name="Standard">
      <style:text-properties fo:font-weight="normal" officeooo:rsid="00371796" officeooo:paragraph-rsid="00371796" style:font-weight-asian="normal" style:font-weight-complex="normal"/>
    </style:style>
    <style:style style:name="P38" style:family="paragraph" style:parent-style-name="Standard">
      <style:text-properties fo:font-weight="normal" officeooo:rsid="005768c5" officeooo:paragraph-rsid="005768c5" style:font-weight-asian="normal" style:font-weight-complex="normal"/>
    </style:style>
    <style:style style:name="P39" style:family="paragraph" style:parent-style-name="Standard">
      <style:text-properties fo:font-weight="normal" officeooo:rsid="007ed974" officeooo:paragraph-rsid="007ed974" style:font-weight-asian="normal" style:font-weight-complex="normal"/>
    </style:style>
    <style:style style:name="P40" style:family="paragraph" style:parent-style-name="Standard">
      <style:text-properties fo:font-weight="normal" officeooo:rsid="0080f22e" officeooo:paragraph-rsid="0080f22e" style:font-weight-asian="normal" style:font-weight-complex="normal"/>
    </style:style>
    <style:style style:name="P41" style:family="paragraph" style:parent-style-name="Standard">
      <style:text-properties fo:font-weight="normal" officeooo:rsid="0082599f" officeooo:paragraph-rsid="0082599f" style:font-weight-asian="normal" style:font-weight-complex="normal"/>
    </style:style>
    <style:style style:name="P42" style:family="paragraph" style:parent-style-name="Standard">
      <style:text-properties fo:font-weight="normal" officeooo:rsid="0083da7d" officeooo:paragraph-rsid="0083da7d" style:font-weight-asian="normal" style:font-weight-complex="normal"/>
    </style:style>
    <style:style style:name="P43" style:family="paragraph" style:parent-style-name="Standard">
      <style:text-properties fo:font-weight="normal" officeooo:rsid="0083da7d" officeooo:paragraph-rsid="00849ec3" style:font-weight-asian="normal" style:font-weight-complex="normal"/>
    </style:style>
    <style:style style:name="P44" style:family="paragraph" style:parent-style-name="Standard">
      <style:text-properties fo:font-weight="normal" officeooo:rsid="008f7ca6" officeooo:paragraph-rsid="008f7ca6" style:font-weight-asian="normal" style:font-weight-complex="normal"/>
    </style:style>
    <style:style style:name="P45" style:family="paragraph" style:parent-style-name="Standard">
      <style:text-properties fo:font-weight="normal" officeooo:rsid="00912057" officeooo:paragraph-rsid="00912057" style:font-weight-asian="normal" style:font-weight-complex="normal"/>
    </style:style>
    <style:style style:name="P46" style:family="paragraph" style:parent-style-name="Standard">
      <style:text-properties fo:font-weight="normal" officeooo:rsid="0092b96d" officeooo:paragraph-rsid="0092b96d" style:font-weight-asian="normal" style:font-weight-complex="normal"/>
    </style:style>
    <style:style style:name="P47" style:family="paragraph" style:parent-style-name="Standard">
      <style:text-properties fo:font-weight="normal" officeooo:rsid="00a021fc" officeooo:paragraph-rsid="00a021fc" style:font-weight-asian="normal" style:font-weight-complex="normal"/>
    </style:style>
    <style:style style:name="P48" style:family="paragraph" style:parent-style-name="Standard">
      <style:text-properties fo:font-weight="normal" officeooo:rsid="00a0244c" officeooo:paragraph-rsid="00a0244c" style:font-weight-asian="normal" style:font-weight-complex="normal"/>
    </style:style>
    <style:style style:name="P49" style:family="paragraph" style:parent-style-name="Standard">
      <style:text-properties fo:font-weight="normal" officeooo:rsid="0079607d" officeooo:paragraph-rsid="0079607d" style:font-weight-asian="normal" style:font-weight-complex="normal"/>
    </style:style>
    <style:style style:name="P50" style:family="paragraph" style:parent-style-name="Standard">
      <style:text-properties fo:font-weight="normal" officeooo:rsid="00a3671f" officeooo:paragraph-rsid="00a3671f" style:font-weight-asian="normal" style:font-weight-complex="normal"/>
    </style:style>
    <style:style style:name="P51" style:family="paragraph" style:parent-style-name="Standard">
      <style:text-properties fo:font-weight="normal" officeooo:rsid="00ab37a9" officeooo:paragraph-rsid="00ab37a9" style:font-weight-asian="normal" style:font-weight-complex="normal"/>
    </style:style>
    <style:style style:name="P52" style:family="paragraph" style:parent-style-name="Standard">
      <style:text-properties fo:font-weight="normal" officeooo:rsid="000ea665" officeooo:paragraph-rsid="000ea665" style:font-weight-asian="normal" style:font-weight-complex="normal"/>
    </style:style>
    <style:style style:name="P53" style:family="paragraph" style:parent-style-name="Standard">
      <style:text-properties fo:font-weight="normal" officeooo:rsid="00b459f6" officeooo:paragraph-rsid="00b459f6" style:font-weight-asian="normal" style:font-weight-complex="normal"/>
    </style:style>
    <style:style style:name="P54" style:family="paragraph" style:parent-style-name="Standard">
      <style:text-properties fo:font-weight="normal" officeooo:rsid="00b71f7f" officeooo:paragraph-rsid="00b71f7f" style:font-weight-asian="normal" style:font-weight-complex="normal"/>
    </style:style>
    <style:style style:name="P55" style:family="paragraph" style:parent-style-name="Standard">
      <style:text-properties fo:font-weight="normal" officeooo:rsid="00ba9cb5" officeooo:paragraph-rsid="00ba9cb5" style:font-weight-asian="normal" style:font-weight-complex="normal"/>
    </style:style>
    <style:style style:name="P56" style:family="paragraph" style:parent-style-name="Standard">
      <style:text-properties fo:font-weight="normal" officeooo:rsid="00bbb520" officeooo:paragraph-rsid="00bbb520" style:font-weight-asian="normal" style:font-weight-complex="normal"/>
    </style:style>
    <style:style style:name="P57" style:family="paragraph" style:parent-style-name="Standard">
      <style:text-properties fo:font-weight="normal" officeooo:rsid="00bdf499" officeooo:paragraph-rsid="00bdf499" style:font-weight-asian="normal" style:font-weight-complex="normal"/>
    </style:style>
    <style:style style:name="P58" style:family="paragraph" style:parent-style-name="Standard">
      <style:text-properties fo:font-weight="normal" officeooo:rsid="00c093b3" officeooo:paragraph-rsid="00c093b3" style:font-weight-asian="normal" style:font-weight-complex="normal"/>
    </style:style>
    <style:style style:name="P59" style:family="paragraph" style:parent-style-name="Standard">
      <style:text-properties fo:font-weight="normal" officeooo:rsid="00c2b03f" officeooo:paragraph-rsid="00c2b03f" style:font-weight-asian="normal" style:font-weight-complex="normal"/>
    </style:style>
    <style:style style:name="P60" style:family="paragraph" style:parent-style-name="Standard">
      <style:text-properties fo:font-weight="normal" officeooo:rsid="00b4ad3d" officeooo:paragraph-rsid="00b5889f" style:font-weight-asian="normal" style:font-weight-complex="normal"/>
    </style:style>
    <style:style style:name="P61" style:family="paragraph" style:parent-style-name="Standard">
      <style:text-properties fo:font-weight="normal" officeooo:rsid="00b28395" officeooo:paragraph-rsid="00b28395" style:font-weight-asian="normal" style:font-weight-complex="normal"/>
    </style:style>
    <style:style style:name="P62" style:family="paragraph" style:parent-style-name="Standard">
      <style:text-properties fo:font-weight="normal" officeooo:rsid="00d88674" officeooo:paragraph-rsid="00d88674" style:font-weight-asian="normal" style:font-weight-complex="normal"/>
    </style:style>
    <style:style style:name="P63" style:family="paragraph" style:parent-style-name="Standard">
      <style:text-properties fo:font-weight="normal" officeooo:rsid="005fc404" officeooo:paragraph-rsid="01000789" style:font-weight-asian="normal" style:font-weight-complex="normal"/>
    </style:style>
    <style:style style:name="P64" style:family="paragraph" style:parent-style-name="Standard">
      <style:text-properties fo:font-weight="normal" officeooo:rsid="00675536" officeooo:paragraph-rsid="00675536" style:font-weight-asian="normal" style:font-weight-complex="normal"/>
    </style:style>
    <style:style style:name="P65" style:family="paragraph" style:parent-style-name="Standard">
      <style:text-properties fo:font-weight="normal" officeooo:rsid="01063dbb" officeooo:paragraph-rsid="01063dbb" style:font-weight-asian="normal" style:font-weight-complex="normal"/>
    </style:style>
    <style:style style:name="P66" style:family="paragraph" style:parent-style-name="Standard">
      <style:text-properties fo:font-weight="normal" officeooo:rsid="010a761b" officeooo:paragraph-rsid="010a761b" style:font-weight-asian="normal" style:font-weight-complex="normal"/>
    </style:style>
    <style:style style:name="P67" style:family="paragraph" style:parent-style-name="Standard">
      <style:text-properties fo:font-weight="normal" officeooo:rsid="00201f05" officeooo:paragraph-rsid="010db0d0" style:font-weight-asian="normal" style:font-weight-complex="normal"/>
    </style:style>
    <style:style style:name="P68" style:family="paragraph" style:parent-style-name="Standard">
      <style:text-properties fo:color="#c9211e" fo:font-weight="normal" officeooo:rsid="00271aee" officeooo:paragraph-rsid="00271aee" style:font-weight-asian="normal" style:font-weight-complex="normal"/>
    </style:style>
    <style:style style:name="P69" style:family="paragraph" style:parent-style-name="Standard">
      <style:text-properties fo:color="#c9211e" fo:font-weight="normal" officeooo:rsid="00ecba54" officeooo:paragraph-rsid="00ecba54" style:font-weight-asian="normal" style:font-weight-complex="normal"/>
    </style:style>
    <style:style style:name="P70" style:family="paragraph" style:parent-style-name="Standard">
      <style:text-properties fo:color="#c9211e" fo:font-weight="normal" officeooo:rsid="00dabe4a" officeooo:paragraph-rsid="00dabe4a" style:font-weight-asian="normal" style:font-weight-complex="normal"/>
    </style:style>
    <style:style style:name="P71" style:family="paragraph" style:parent-style-name="Standard">
      <style:text-properties fo:color="#c9211e" officeooo:paragraph-rsid="0052008b"/>
    </style:style>
    <style:style style:name="P72" style:family="paragraph" style:parent-style-name="Standard">
      <style:text-properties officeooo:rsid="00152026" officeooo:paragraph-rsid="00152026"/>
    </style:style>
    <style:style style:name="P73" style:family="paragraph" style:parent-style-name="Standard">
      <style:text-properties officeooo:paragraph-rsid="0018a9ff"/>
    </style:style>
    <style:style style:name="P74" style:family="paragraph" style:parent-style-name="Standard">
      <style:text-properties fo:font-size="12pt" fo:font-weight="normal" officeooo:rsid="000ea665" officeooo:paragraph-rsid="000ea665" style:font-size-asian="12pt" style:font-weight-asian="normal" style:font-size-complex="12pt" style:font-weight-complex="normal"/>
    </style:style>
    <style:style style:name="P75" style:family="paragraph" style:parent-style-name="Standard">
      <style:text-properties fo:font-size="12pt" fo:font-weight="normal" officeooo:rsid="00f623c2" officeooo:paragraph-rsid="00f623c2" style:font-size-asian="12pt" style:font-weight-asian="normal" style:font-size-complex="12pt" style:font-weight-complex="normal"/>
    </style:style>
    <style:style style:name="P76" style:family="paragraph" style:parent-style-name="Standard">
      <style:text-properties fo:font-size="12pt" fo:font-weight="normal" officeooo:rsid="00f81e9d" officeooo:paragraph-rsid="00f81e9d" style:font-size-asian="12pt" style:font-weight-asian="normal" style:font-size-complex="12pt" style:font-weight-complex="normal"/>
    </style:style>
    <style:style style:name="P77" style:family="paragraph" style:parent-style-name="Standard">
      <style:text-properties fo:font-size="12pt" fo:font-weight="normal" officeooo:rsid="00fae0b5" officeooo:paragraph-rsid="00fae0b5" style:font-size-asian="12pt" style:font-weight-asian="normal" style:font-size-complex="12pt" style:font-weight-complex="normal"/>
    </style:style>
    <style:style style:name="P78" style:family="paragraph" style:parent-style-name="Standard">
      <style:text-properties fo:font-size="12pt" fo:font-weight="normal" officeooo:rsid="00fc6208" officeooo:paragraph-rsid="00fc6208" style:font-size-asian="12pt" style:font-weight-asian="normal" style:font-size-complex="12pt" style:font-weight-complex="normal"/>
    </style:style>
    <style:style style:name="P79" style:family="paragraph" style:parent-style-name="Standard">
      <style:text-properties fo:font-size="12pt" fo:font-weight="normal" officeooo:rsid="00f9702b" officeooo:paragraph-rsid="00f9702b" style:font-size-asian="12pt" style:font-weight-asian="normal" style:font-size-complex="12pt" style:font-weight-complex="normal"/>
    </style:style>
    <style:style style:name="P80" style:family="paragraph" style:parent-style-name="Standard">
      <style:text-properties fo:color="#000000" fo:font-weight="normal" officeooo:rsid="00275126" officeooo:paragraph-rsid="00275126" style:font-weight-asian="normal" style:font-weight-complex="normal"/>
    </style:style>
    <style:style style:name="P81" style:family="paragraph" style:parent-style-name="Standard">
      <style:text-properties fo:color="#000000" officeooo:rsid="00d88674" officeooo:paragraph-rsid="00d88674"/>
    </style:style>
    <style:style style:name="P82" style:family="paragraph" style:parent-style-name="Standard">
      <style:text-properties fo:color="#000000" officeooo:rsid="0063514f" officeooo:paragraph-rsid="00da485a"/>
    </style:style>
    <style:style style:name="P83" style:family="paragraph" style:parent-style-name="Standard">
      <style:text-properties officeooo:rsid="002d8bfe" officeooo:paragraph-rsid="002d8bfe"/>
    </style:style>
    <style:style style:name="P84" style:family="paragraph" style:parent-style-name="Standard">
      <style:text-properties officeooo:paragraph-rsid="00319386"/>
    </style:style>
    <style:style style:name="P85" style:family="paragraph" style:parent-style-name="Standard">
      <style:text-properties officeooo:paragraph-rsid="002ca940"/>
    </style:style>
    <style:style style:name="P86" style:family="paragraph" style:parent-style-name="Standard">
      <style:text-properties officeooo:paragraph-rsid="004a4aec"/>
    </style:style>
    <style:style style:name="P87" style:family="paragraph" style:parent-style-name="Standard">
      <style:text-properties officeooo:paragraph-rsid="00371796"/>
    </style:style>
    <style:style style:name="P88" style:family="paragraph" style:parent-style-name="Standard">
      <style:text-properties officeooo:paragraph-rsid="004fd9b8"/>
    </style:style>
    <style:style style:name="P89" style:family="paragraph" style:parent-style-name="Standard">
      <style:text-properties officeooo:paragraph-rsid="0032e03d"/>
    </style:style>
    <style:style style:name="P90" style:family="paragraph" style:parent-style-name="Standard">
      <style:text-properties officeooo:paragraph-rsid="00463fb4"/>
    </style:style>
    <style:style style:name="P91" style:family="paragraph" style:parent-style-name="Standard">
      <style:text-properties officeooo:paragraph-rsid="00663683"/>
    </style:style>
    <style:style style:name="P92" style:family="paragraph" style:parent-style-name="Standard">
      <style:text-properties officeooo:paragraph-rsid="004eaa2f"/>
    </style:style>
    <style:style style:name="P93" style:family="paragraph" style:parent-style-name="Standard">
      <style:text-properties officeooo:paragraph-rsid="0035d698"/>
    </style:style>
    <style:style style:name="P94" style:family="paragraph" style:parent-style-name="Standard">
      <style:text-properties officeooo:rsid="00587d99" officeooo:paragraph-rsid="0079607d"/>
    </style:style>
    <style:style style:name="P95" style:family="paragraph" style:parent-style-name="Standard">
      <style:text-properties officeooo:paragraph-rsid="0092b96d"/>
    </style:style>
    <style:style style:name="P96" style:family="paragraph" style:parent-style-name="Standard">
      <style:text-properties officeooo:paragraph-rsid="009b9c7c"/>
    </style:style>
    <style:style style:name="P97" style:family="paragraph" style:parent-style-name="Standard">
      <style:text-properties officeooo:paragraph-rsid="00a3671f"/>
    </style:style>
    <style:style style:name="P98" style:family="paragraph" style:parent-style-name="Standard">
      <style:text-properties officeooo:paragraph-rsid="00b0b5a5"/>
    </style:style>
    <style:style style:name="P99" style:family="paragraph" style:parent-style-name="Standard">
      <style:text-properties officeooo:paragraph-rsid="003b3518"/>
    </style:style>
    <style:style style:name="P100" style:family="paragraph" style:parent-style-name="Standard">
      <style:text-properties officeooo:paragraph-rsid="003ad4d9"/>
    </style:style>
    <style:style style:name="P101" style:family="paragraph" style:parent-style-name="Standard">
      <style:text-properties officeooo:paragraph-rsid="00b5ca49"/>
    </style:style>
    <style:style style:name="P102" style:family="paragraph" style:parent-style-name="Standard">
      <style:text-properties officeooo:paragraph-rsid="0017485b"/>
    </style:style>
    <style:style style:name="P103" style:family="paragraph" style:parent-style-name="Standard">
      <style:text-properties fo:font-size="16pt" fo:font-weight="bold" officeooo:rsid="00f623c2" officeooo:paragraph-rsid="00f623c2" style:font-size-asian="16pt" style:font-weight-asian="bold" style:font-size-complex="16pt" style:font-weight-complex="bold"/>
    </style:style>
    <style:style style:name="P104" style:family="paragraph" style:parent-style-name="Standard">
      <style:text-properties officeooo:paragraph-rsid="00f623c2"/>
    </style:style>
    <style:style style:name="P105" style:family="paragraph" style:parent-style-name="Standard">
      <style:text-properties officeooo:paragraph-rsid="00fe419b"/>
    </style:style>
    <style:style style:name="P106" style:family="paragraph" style:parent-style-name="Standard">
      <style:text-properties officeooo:paragraph-rsid="002e4d4e"/>
    </style:style>
    <style:style style:name="P107" style:family="paragraph" style:parent-style-name="Standard">
      <style:text-properties officeooo:paragraph-rsid="008f7ca6"/>
    </style:style>
    <style:style style:name="P108" style:family="paragraph" style:parent-style-name="Standard">
      <style:text-properties officeooo:paragraph-rsid="01113f6f"/>
    </style:style>
    <style:style style:name="P109" style:family="paragraph" style:parent-style-name="Standard">
      <style:text-properties fo:font-weight="normal" officeooo:rsid="00377e56" officeooo:paragraph-rsid="00377e56" style:font-weight-asian="normal" style:font-weight-complex="normal"/>
    </style:style>
    <style:style style:name="P110" style:family="paragraph" style:parent-style-name="Standard">
      <style:text-properties fo:font-weight="normal" officeooo:rsid="011aee57" officeooo:paragraph-rsid="011aee57" style:font-weight-asian="normal" style:font-weight-complex="normal"/>
    </style:style>
    <style:style style:name="T1" style:family="text">
      <style:text-properties officeooo:rsid="00119183"/>
    </style:style>
    <style:style style:name="T2" style:family="text">
      <style:text-properties officeooo:rsid="00152026"/>
    </style:style>
    <style:style style:name="T3" style:family="text">
      <style:text-properties officeooo:rsid="00152120"/>
    </style:style>
    <style:style style:name="T4" style:family="text">
      <style:text-properties fo:font-weight="normal" style:font-weight-asian="normal" style:font-weight-complex="normal"/>
    </style:style>
    <style:style style:name="T5" style:family="text">
      <style:text-properties fo:font-weight="normal" officeooo:rsid="002a7a20" style:font-weight-asian="normal" style:font-weight-complex="normal"/>
    </style:style>
    <style:style style:name="T6" style:family="text">
      <style:text-properties fo:font-weight="normal" officeooo:rsid="002ca940" style:font-weight-asian="normal" style:font-weight-complex="normal"/>
    </style:style>
    <style:style style:name="T7" style:family="text">
      <style:text-properties fo:font-weight="normal" officeooo:rsid="0032e03d" style:font-weight-asian="normal" style:font-weight-complex="normal"/>
    </style:style>
    <style:style style:name="T8" style:family="text">
      <style:text-properties fo:font-weight="normal" officeooo:rsid="0035d698" style:font-weight-asian="normal" style:font-weight-complex="normal"/>
    </style:style>
    <style:style style:name="T9" style:family="text">
      <style:text-properties fo:font-weight="normal" officeooo:rsid="00319386" style:font-weight-asian="normal" style:font-weight-complex="normal"/>
    </style:style>
    <style:style style:name="T10" style:family="text">
      <style:text-properties fo:font-weight="normal" officeooo:rsid="003ad4d9" style:font-weight-asian="normal" style:font-weight-complex="normal"/>
    </style:style>
    <style:style style:name="T11" style:family="text">
      <style:text-properties fo:font-weight="normal" officeooo:rsid="003b3518" style:font-weight-asian="normal" style:font-weight-complex="normal"/>
    </style:style>
    <style:style style:name="T12" style:family="text">
      <style:text-properties fo:font-weight="normal" officeooo:rsid="003f0e62" style:font-weight-asian="normal" style:font-weight-complex="normal"/>
    </style:style>
    <style:style style:name="T13" style:family="text">
      <style:text-properties fo:font-weight="normal" officeooo:rsid="003f5b64" style:font-weight-asian="normal" style:font-weight-complex="normal"/>
    </style:style>
    <style:style style:name="T14" style:family="text">
      <style:text-properties fo:font-weight="normal" officeooo:rsid="004b73f3" style:font-weight-asian="normal" style:font-weight-complex="normal"/>
    </style:style>
    <style:style style:name="T15" style:family="text">
      <style:text-properties fo:font-weight="normal" officeooo:rsid="004a4aec" style:font-weight-asian="normal" style:font-weight-complex="normal"/>
    </style:style>
    <style:style style:name="T16" style:family="text">
      <style:text-properties fo:font-weight="normal" officeooo:rsid="00371796" style:font-weight-asian="normal" style:font-weight-complex="normal"/>
    </style:style>
    <style:style style:name="T17" style:family="text">
      <style:text-properties fo:font-weight="normal" officeooo:rsid="004fd9b8" style:font-weight-asian="normal" style:font-weight-complex="normal"/>
    </style:style>
    <style:style style:name="T18" style:family="text">
      <style:text-properties fo:font-weight="normal" officeooo:rsid="00517691" style:font-weight-asian="normal" style:font-weight-complex="normal"/>
    </style:style>
    <style:style style:name="T19" style:family="text">
      <style:text-properties fo:font-weight="normal" officeooo:rsid="0052008b" style:font-weight-asian="normal" style:font-weight-complex="normal"/>
    </style:style>
    <style:style style:name="T20" style:family="text">
      <style:text-properties fo:font-weight="normal" officeooo:rsid="00544338" style:font-weight-asian="normal" style:font-weight-complex="normal"/>
    </style:style>
    <style:style style:name="T21" style:family="text">
      <style:text-properties fo:font-weight="normal" officeooo:rsid="005a3fba" style:font-weight-asian="normal" style:font-weight-complex="normal"/>
    </style:style>
    <style:style style:name="T22" style:family="text">
      <style:text-properties fo:font-weight="normal" officeooo:rsid="005a5255" style:font-weight-asian="normal" style:font-weight-complex="normal"/>
    </style:style>
    <style:style style:name="T23" style:family="text">
      <style:text-properties fo:font-weight="normal" officeooo:rsid="00463fb4" style:font-weight-asian="normal" style:font-weight-complex="normal"/>
    </style:style>
    <style:style style:name="T24" style:family="text">
      <style:text-properties fo:font-weight="normal" officeooo:rsid="00485224" style:font-weight-asian="normal" style:font-weight-complex="normal"/>
    </style:style>
    <style:style style:name="T25" style:family="text">
      <style:text-properties fo:font-weight="normal" officeooo:rsid="005e8a9b" style:font-weight-asian="normal" style:font-weight-complex="normal"/>
    </style:style>
    <style:style style:name="T26" style:family="text">
      <style:text-properties fo:font-weight="normal" officeooo:rsid="005ecc64" style:font-weight-asian="normal" style:font-weight-complex="normal"/>
    </style:style>
    <style:style style:name="T27" style:family="text">
      <style:text-properties fo:font-weight="normal" officeooo:rsid="0044dee5" style:font-weight-asian="normal" style:font-weight-complex="normal"/>
    </style:style>
    <style:style style:name="T28" style:family="text">
      <style:text-properties fo:font-weight="normal" officeooo:rsid="00663683" style:font-weight-asian="normal" style:font-weight-complex="normal"/>
    </style:style>
    <style:style style:name="T29" style:family="text">
      <style:text-properties fo:font-weight="normal" officeooo:rsid="004eaa2f" style:font-weight-asian="normal" style:font-weight-complex="normal"/>
    </style:style>
    <style:style style:name="T30" style:family="text">
      <style:text-properties fo:font-weight="normal" officeooo:rsid="0073db4b" style:font-weight-asian="normal" style:font-weight-complex="normal"/>
    </style:style>
    <style:style style:name="T31" style:family="text">
      <style:text-properties fo:font-weight="normal" officeooo:rsid="00741de8" style:font-weight-asian="normal" style:font-weight-complex="normal"/>
    </style:style>
    <style:style style:name="T32" style:family="text">
      <style:text-properties fo:font-weight="normal" officeooo:rsid="0074bf6e" style:font-weight-asian="normal" style:font-weight-complex="normal"/>
    </style:style>
    <style:style style:name="T33" style:family="text">
      <style:text-properties fo:font-weight="normal" officeooo:rsid="004ee77b" style:font-weight-asian="normal" style:font-weight-complex="normal"/>
    </style:style>
    <style:style style:name="T34" style:family="text">
      <style:text-properties fo:font-weight="normal" officeooo:rsid="00765cfb" style:font-weight-asian="normal" style:font-weight-complex="normal"/>
    </style:style>
    <style:style style:name="T35" style:family="text">
      <style:text-properties fo:font-weight="normal" officeooo:rsid="0079607d" style:font-weight-asian="normal" style:font-weight-complex="normal"/>
    </style:style>
    <style:style style:name="T36" style:family="text">
      <style:text-properties fo:font-weight="normal" officeooo:rsid="007b3881" style:font-weight-asian="normal" style:font-weight-complex="normal"/>
    </style:style>
    <style:style style:name="T37" style:family="text">
      <style:text-properties fo:font-weight="normal" officeooo:rsid="007cf373" style:font-weight-asian="normal" style:font-weight-complex="normal"/>
    </style:style>
    <style:style style:name="T38" style:family="text">
      <style:text-properties fo:font-weight="normal" officeooo:rsid="008b1e79" style:font-weight-asian="normal" style:font-weight-complex="normal"/>
    </style:style>
    <style:style style:name="T39" style:family="text">
      <style:text-properties fo:font-weight="normal" officeooo:rsid="008caefa" style:font-weight-asian="normal" style:font-weight-complex="normal"/>
    </style:style>
    <style:style style:name="T40" style:family="text">
      <style:text-properties fo:font-weight="normal" officeooo:rsid="0092b96d" style:font-weight-asian="normal" style:font-weight-complex="normal"/>
    </style:style>
    <style:style style:name="T41" style:family="text">
      <style:text-properties fo:font-weight="normal" officeooo:rsid="009883af" style:font-weight-asian="normal" style:font-weight-complex="normal"/>
    </style:style>
    <style:style style:name="T42" style:family="text">
      <style:text-properties fo:font-weight="normal" officeooo:rsid="00998608" style:font-weight-asian="normal" style:font-weight-complex="normal"/>
    </style:style>
    <style:style style:name="T43" style:family="text">
      <style:text-properties fo:font-weight="normal" officeooo:rsid="0099ee73" style:font-weight-asian="normal" style:font-weight-complex="normal"/>
    </style:style>
    <style:style style:name="T44" style:family="text">
      <style:text-properties fo:font-weight="normal" officeooo:rsid="009b9c7c" style:font-weight-asian="normal" style:font-weight-complex="normal"/>
    </style:style>
    <style:style style:name="T45" style:family="text">
      <style:text-properties fo:font-weight="normal" officeooo:rsid="009d865a" style:font-weight-asian="normal" style:font-weight-complex="normal"/>
    </style:style>
    <style:style style:name="T46" style:family="text">
      <style:text-properties fo:font-weight="normal" officeooo:rsid="009f26d7" style:font-weight-asian="normal" style:font-weight-complex="normal"/>
    </style:style>
    <style:style style:name="T47" style:family="text">
      <style:text-properties fo:font-weight="normal" officeooo:rsid="00a01a97" style:font-weight-asian="normal" style:font-weight-complex="normal"/>
    </style:style>
    <style:style style:name="T48" style:family="text">
      <style:text-properties fo:font-weight="normal" officeooo:rsid="00a509bc" style:font-weight-asian="normal" style:font-weight-complex="normal"/>
    </style:style>
    <style:style style:name="T49" style:family="text">
      <style:text-properties fo:font-weight="normal" officeooo:rsid="00a3671f" style:font-weight-asian="normal" style:font-weight-complex="normal"/>
    </style:style>
    <style:style style:name="T50" style:family="text">
      <style:text-properties fo:font-weight="normal" officeooo:rsid="00a65f3f" style:font-weight-asian="normal" style:font-weight-complex="normal"/>
    </style:style>
    <style:style style:name="T51" style:family="text">
      <style:text-properties fo:font-weight="normal" officeooo:rsid="00b4ad3d" style:font-weight-asian="normal" style:font-weight-complex="normal"/>
    </style:style>
    <style:style style:name="T52" style:family="text">
      <style:text-properties fo:font-weight="normal" officeooo:rsid="00b5ca49" style:font-weight-asian="normal" style:font-weight-complex="normal"/>
    </style:style>
    <style:style style:name="T53" style:family="text">
      <style:text-properties fo:font-weight="normal" officeooo:rsid="00b6d8f6" style:font-weight-asian="normal" style:font-weight-complex="normal"/>
    </style:style>
    <style:style style:name="T54" style:family="text">
      <style:text-properties fo:font-weight="normal" officeooo:rsid="00b0b5a5" style:font-weight-asian="normal" style:font-weight-complex="normal"/>
    </style:style>
    <style:style style:name="T55" style:family="text">
      <style:text-properties fo:font-weight="normal" officeooo:rsid="00c4b27c" style:font-weight-asian="normal" style:font-weight-complex="normal"/>
    </style:style>
    <style:style style:name="T56" style:family="text">
      <style:text-properties fo:font-weight="normal" officeooo:rsid="00c6ae2d" style:font-weight-asian="normal" style:font-weight-complex="normal"/>
    </style:style>
    <style:style style:name="T57" style:family="text">
      <style:text-properties fo:font-weight="normal" officeooo:rsid="00ca74f2" style:font-weight-asian="normal" style:font-weight-complex="normal"/>
    </style:style>
    <style:style style:name="T58" style:family="text">
      <style:text-properties fo:font-weight="normal" officeooo:rsid="00cbe5ab" style:font-weight-asian="normal" style:font-weight-complex="normal"/>
    </style:style>
    <style:style style:name="T59" style:family="text">
      <style:text-properties fo:font-weight="normal" officeooo:rsid="0017485b" style:font-weight-asian="normal" style:font-weight-complex="normal"/>
    </style:style>
    <style:style style:name="T60" style:family="text">
      <style:text-properties fo:font-weight="normal" officeooo:rsid="00ce1fc2" style:font-weight-asian="normal" style:font-weight-complex="normal"/>
    </style:style>
    <style:style style:name="T61" style:family="text">
      <style:text-properties fo:font-weight="normal" officeooo:rsid="0018a9ff" style:font-weight-asian="normal" style:font-weight-complex="normal"/>
    </style:style>
    <style:style style:name="T62" style:family="text">
      <style:text-properties fo:font-weight="normal" officeooo:rsid="00cebaf5" style:font-weight-asian="normal" style:font-weight-complex="normal"/>
    </style:style>
    <style:style style:name="T63" style:family="text">
      <style:text-properties fo:font-weight="normal" officeooo:rsid="00cf8c4d" style:font-weight-asian="normal" style:font-weight-complex="normal"/>
    </style:style>
    <style:style style:name="T64" style:family="text">
      <style:text-properties fo:font-weight="normal" officeooo:rsid="00ceafda" style:font-weight-asian="normal" style:font-weight-complex="normal"/>
    </style:style>
    <style:style style:name="T65" style:family="text">
      <style:text-properties fo:font-weight="normal" officeooo:rsid="00d2e6f9" style:font-weight-asian="normal" style:font-weight-complex="normal"/>
    </style:style>
    <style:style style:name="T66" style:family="text">
      <style:text-properties fo:font-weight="normal" officeooo:rsid="00d9e1a5" style:font-weight-asian="normal" style:font-weight-complex="normal"/>
    </style:style>
    <style:style style:name="T67" style:family="text">
      <style:text-properties fo:font-weight="normal" officeooo:rsid="00da1dd7" style:font-weight-asian="normal" style:font-weight-complex="normal"/>
    </style:style>
    <style:style style:name="T68" style:family="text">
      <style:text-properties fo:font-weight="normal" officeooo:rsid="00dcd453" style:font-weight-asian="normal" style:font-weight-complex="normal"/>
    </style:style>
    <style:style style:name="T69" style:family="text">
      <style:text-properties fo:font-weight="normal" officeooo:rsid="00e54386" style:font-weight-asian="normal" style:font-weight-complex="normal"/>
    </style:style>
    <style:style style:name="T70" style:family="text">
      <style:text-properties fo:font-weight="normal" officeooo:rsid="00e81bd9" style:font-weight-asian="normal" style:font-weight-complex="normal"/>
    </style:style>
    <style:style style:name="T71" style:family="text">
      <style:text-properties fo:font-weight="normal" officeooo:rsid="002e4d4e" style:font-weight-asian="normal" style:font-weight-complex="normal"/>
    </style:style>
    <style:style style:name="T72" style:family="text">
      <style:text-properties fo:font-weight="normal" officeooo:rsid="00ffcfff" style:font-weight-asian="normal" style:font-weight-complex="normal"/>
    </style:style>
    <style:style style:name="T73" style:family="text">
      <style:text-properties fo:font-weight="normal" officeooo:rsid="01000789" style:font-weight-asian="normal" style:font-weight-complex="normal"/>
    </style:style>
    <style:style style:name="T74" style:family="text">
      <style:text-properties fo:font-weight="normal" officeooo:rsid="01045a12" style:font-weight-asian="normal" style:font-weight-complex="normal"/>
    </style:style>
    <style:style style:name="T75" style:family="text">
      <style:text-properties fo:font-weight="normal" officeooo:rsid="01049c86" style:font-weight-asian="normal" style:font-weight-complex="normal"/>
    </style:style>
    <style:style style:name="T76" style:family="text">
      <style:text-properties fo:font-weight="normal" officeooo:rsid="010da3a8" style:font-weight-asian="normal" style:font-weight-complex="normal"/>
    </style:style>
    <style:style style:name="T77" style:family="text">
      <style:text-properties fo:font-weight="normal" officeooo:rsid="01180a93" style:font-weight-asian="normal" style:font-weight-complex="normal"/>
    </style:style>
    <style:style style:name="T78" style:family="text">
      <style:text-properties officeooo:rsid="001d8f1d"/>
    </style:style>
    <style:style style:name="T79" style:family="text">
      <style:text-properties officeooo:rsid="001f3590"/>
    </style:style>
    <style:style style:name="T80" style:family="text">
      <style:text-properties style:text-underline-style="solid" style:text-underline-width="auto" style:text-underline-color="font-color"/>
    </style:style>
    <style:style style:name="T81" style:family="text">
      <style:text-properties officeooo:rsid="00211e01"/>
    </style:style>
    <style:style style:name="T82" style:family="text">
      <style:text-properties officeooo:rsid="002244bc"/>
    </style:style>
    <style:style style:name="T83" style:family="text">
      <style:text-properties fo:font-variant="normal" fo:text-transform="none" fo:color="#202122" style:font-name="Liberation Serif" fo:font-size="12pt" fo:letter-spacing="normal" fo:font-style="normal" fo:font-weight="normal" officeooo:rsid="0018a9ff" style:font-size-asian="12pt" style:font-weight-asian="normal" style:font-size-complex="12pt" style:font-weight-complex="normal"/>
    </style:style>
    <style:style style:name="T84" style:family="text">
      <style:text-properties fo:font-variant="normal" fo:text-transform="none" fo:color="#202122" style:font-name="Liberation Serif" fo:font-size="12pt" fo:letter-spacing="normal" fo:font-style="normal" fo:font-weight="normal" officeooo:rsid="0025ae51" style:font-size-asian="12pt" style:font-weight-asian="normal" style:font-size-complex="12pt" style:font-weight-complex="normal"/>
    </style:style>
    <style:style style:name="T85" style:family="text">
      <style:text-properties fo:font-variant="normal" fo:text-transform="none" fo:color="#202122" style:font-name="Liberation Serif" fo:font-size="12pt" fo:letter-spacing="normal" fo:font-style="normal" style:text-underline-style="none" fo:font-weight="normal" officeooo:rsid="0018a9ff" style:font-size-asian="12pt" style:font-weight-asian="normal" style:font-size-complex="12pt" style:font-weight-complex="normal"/>
    </style:style>
    <style:style style:name="T86" style:family="text">
      <style:text-properties fo:font-variant="normal" fo:text-transform="none" fo:color="#202122" style:font-name="Liberation Serif" fo:font-size="12pt" fo:letter-spacing="normal" fo:font-style="normal" style:text-underline-style="none" fo:font-weight="normal" officeooo:rsid="0025ae51" style:font-size-asian="12pt" style:font-weight-asian="normal" style:font-size-complex="12pt" style:font-weight-complex="normal"/>
    </style:style>
    <style:style style:name="T87" style:family="text">
      <style:text-properties fo:font-weight="bold" style:font-weight-asian="bold" style:font-weight-complex="bold"/>
    </style:style>
    <style:style style:name="T88" style:family="text">
      <style:text-properties fo:font-weight="bold" officeooo:rsid="0032e03d" style:font-weight-asian="bold" style:font-weight-complex="bold"/>
    </style:style>
    <style:style style:name="T89" style:family="text">
      <style:text-properties fo:font-weight="bold" officeooo:rsid="00b0b5a5" style:font-weight-asian="bold" style:font-weight-complex="bold"/>
    </style:style>
    <style:style style:name="T90" style:family="text">
      <style:text-properties fo:font-weight="bold" officeooo:rsid="00b28335" style:font-weight-asian="bold" style:font-weight-complex="bold"/>
    </style:style>
    <style:style style:name="T91" style:family="text">
      <style:text-properties officeooo:rsid="005a619c"/>
    </style:style>
    <style:style style:name="T92" style:family="text">
      <style:text-properties officeooo:rsid="0073db4b"/>
    </style:style>
    <style:style style:name="T93" style:family="text">
      <style:text-properties officeooo:rsid="00741de8"/>
    </style:style>
    <style:style style:name="T94" style:family="text">
      <style:text-properties officeooo:rsid="0074bf6e"/>
    </style:style>
    <style:style style:name="T95" style:family="text">
      <style:text-properties officeooo:rsid="0082599f"/>
    </style:style>
    <style:style style:name="T96" style:family="text">
      <style:text-properties officeooo:rsid="00aa620f"/>
    </style:style>
    <style:style style:name="T97" style:family="text">
      <style:text-properties style:text-line-through-style="none" style:text-line-through-type="none" fo:font-weight="normal" officeooo:rsid="009b9c7c" style:font-weight-asian="normal" style:font-weight-complex="normal"/>
    </style:style>
    <style:style style:name="T98" style:family="text">
      <style:text-properties style:text-line-through-style="none" style:text-line-through-type="none" fo:font-weight="normal" officeooo:rsid="00998608" style:font-weight-asian="normal" style:font-weight-complex="normal"/>
    </style:style>
    <style:style style:name="T99" style:family="text">
      <style:text-properties style:text-line-through-style="none" style:text-line-through-type="none" fo:font-weight="normal" officeooo:rsid="009d865a" style:font-weight-asian="normal" style:font-weight-complex="normal"/>
    </style:style>
    <style:style style:name="T100" style:family="text">
      <style:text-properties style:text-line-through-style="none" style:text-line-through-type="none" fo:font-weight="normal" officeooo:rsid="00a01a97" style:font-weight-asian="normal" style:font-weight-complex="normal"/>
    </style:style>
    <style:style style:name="T101" style:family="text">
      <style:text-properties style:text-line-through-style="none" style:text-line-through-type="none" fo:font-weight="normal" officeooo:rsid="00adf377" style:font-weight-asian="normal" style:font-weight-complex="normal"/>
    </style:style>
    <style:style style:name="T102" style:family="text">
      <style:text-properties officeooo:rsid="00b963e8"/>
    </style:style>
    <style:style style:name="T103" style:family="text">
      <style:text-properties officeooo:rsid="00dc9ab3"/>
    </style:style>
    <style:style style:name="T104" style:family="text">
      <style:text-properties officeooo:rsid="00e34552"/>
    </style:style>
    <style:style style:name="T105" style:family="text">
      <style:text-properties officeooo:rsid="00e68e52"/>
    </style:style>
    <style:style style:name="T106" style:family="text">
      <style:text-properties officeooo:rsid="00f354e1"/>
    </style:style>
    <style:style style:name="T107" style:family="text">
      <style:text-properties fo:color="#000000" officeooo:rsid="00f354e1"/>
    </style:style>
    <style:style style:name="T108" style:family="text">
      <style:text-properties fo:color="#000000" fo:font-weight="bold" officeooo:rsid="00f354e1" style:font-weight-asian="bold" style:font-weight-complex="bold"/>
    </style:style>
    <style:style style:name="T109" style:family="text">
      <style:text-properties fo:color="#000000" fo:font-weight="normal" officeooo:rsid="00fe419b" style:font-weight-asian="normal" style:font-weight-complex="normal"/>
    </style:style>
    <style:style style:name="T110" style:family="text">
      <style:text-properties fo:color="#000000" fo:font-weight="normal" officeooo:rsid="00271aee" style:font-weight-asian="normal" style:font-weight-complex="normal"/>
    </style:style>
    <style:style style:name="T111" style:family="text">
      <style:text-properties fo:color="#000000" fo:font-weight="normal" officeooo:rsid="008f7ca6" style:font-weight-asian="normal" style:font-weight-complex="normal"/>
    </style:style>
    <style:style style:name="T112" style:family="text">
      <style:text-properties fo:color="#000000" fo:font-weight="normal" officeooo:rsid="01049c86" style:font-weight-asian="normal" style:font-weight-complex="normal"/>
    </style:style>
    <style:style style:name="T113" style:family="text">
      <style:text-properties officeooo:rsid="00f9702b"/>
    </style:style>
    <style:style style:name="T114" style:family="text">
      <style:text-properties fo:font-size="12pt" fo:font-weight="normal" officeooo:rsid="00f623c2" style:font-size-asian="12pt" style:font-weight-asian="normal" style:font-size-complex="12pt" style:font-weight-complex="normal"/>
    </style:style>
    <style:style style:name="T115" style:family="text">
      <style:text-properties fo:font-size="12pt" fo:font-weight="normal" officeooo:rsid="00fae0b5" style:font-size-asian="12pt" style:font-weight-asian="normal" style:font-size-complex="12pt" style:font-weight-complex="normal"/>
    </style:style>
    <style:style style:name="T116" style:family="text">
      <style:text-properties fo:font-size="12pt" fo:font-weight="normal" officeooo:rsid="00f9e5ad" style:font-size-asian="12pt" style:font-weight-asian="normal" style:font-size-complex="12pt" style:font-weight-complex="normal"/>
    </style:style>
    <style:style style:name="T117" style:family="text">
      <style:text-properties fo:font-size="12pt" fo:font-weight="normal" officeooo:rsid="0032e03d" style:font-size-asian="12pt" style:font-weight-asian="normal" style:font-size-complex="12pt" style:font-weight-complex="normal"/>
    </style:style>
    <style:style style:name="T118" style:family="text">
      <style:text-properties fo:font-size="12pt" fo:font-weight="normal" officeooo:rsid="01129d41" style:font-size-asian="12pt" style:font-weight-asian="normal" style:font-size-complex="12pt" style:font-weight-complex="normal"/>
    </style:style>
    <style:style style:name="T119" style:family="text">
      <style:text-properties fo:font-size="12pt" fo:font-weight="normal" officeooo:rsid="01132e62" style:font-size-asian="12pt" style:font-weight-asian="normal" style:font-size-complex="12pt" style:font-weight-complex="normal"/>
    </style:style>
    <style:style style:name="T120" style:family="text">
      <style:text-properties fo:font-size="12pt" officeooo:rsid="00f9e5ad" fo:background-color="#ffff00" loext:char-shading-value="0" style:font-size-asian="12pt" style:font-size-complex="12pt"/>
    </style:style>
    <style:style style:name="T121" style:family="text">
      <style:text-properties officeooo:rsid="00f9e5ad"/>
    </style:style>
    <style:style style:name="T122" style:family="text">
      <style:text-properties officeooo:rsid="00fae0b5"/>
    </style:style>
    <style:style style:name="T123" style:family="text">
      <style:text-properties officeooo:rsid="0101caaa"/>
    </style:style>
    <style:style style:name="T124" style:family="text">
      <style:text-properties officeooo:rsid="0107ffa9"/>
    </style:style>
    <style:style style:name="T125" style:family="text">
      <style:text-properties officeooo:rsid="0108d7b0"/>
    </style:style>
    <style:style style:name="T126" style:family="text">
      <style:text-properties fo:background-color="#ffff00" loext:char-shading-value="0"/>
    </style:style>
    <style:style style:name="T127" style:family="text">
      <style:text-properties officeooo:rsid="01132e62"/>
    </style:style>
    <style:style style:name="T128" style:family="text">
      <style:text-properties officeooo:rsid="01180a93"/>
    </style:style>
    <style:style style:name="T129" style:family="text">
      <style:text-properties officeooo:rsid="011c6d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rågor som är bra att kunna svara på om Java</text:p>
      <text:p text:style-name="P1"/>
      <text:p text:style-name="P2">1. Vad är ett objekt?</text:p>
      <text:p text:style-name="P9"><text:span text:style-name="T1">“Saker” </text:span><text:span text:style-name="T2">(verkliga eller abstrakta)</text:span><text:span text:style-name="T1"> som </text:span><text:span text:style-name="T3">är något, har vissa egenskaper</text:span><text:span text:style-name="T1"> (data) och kan göra </text:span><text:span text:style-name="T3">vissa saker</text:span><text:span text:style-name="T1"> (operationer).</text:span></text:p>
      <text:p text:style-name="P72">Objekt är enskilda instanser av en klass.</text:p>
      <text:p text:style-name="P1"/>
      <text:p text:style-name="P2">2. Vilka är de centrala begreppen i OOP?</text:p>
      <text:p text:style-name="P11">Klasser , <text:span text:style-name="T126">inkapsling, arv och polymorfism.</text:span></text:p>
      <text:p text:style-name="P5"/>
      <text:p text:style-name="P2">3. Vad är arv?</text:p>
      <text:p text:style-name="P102"><text:span text:style-name="T59">Ett sätt att återanvända kod effektivt genom att klasser “ärver” egenskaper och </text:span><text:span text:style-name="T60">funktioner</text:span><text:span text:style-name="T59"> av andra klasser.</text:span></text:p>
      <text:p text:style-name="P6"/>
      <text:p text:style-name="P2">4. Vad är inkapsling?</text:p>
      <text:p text:style-name="P73"><text:span text:style-name="T61">Ett </text:span><text:span text:style-name="T62">slags </text:span><text:span text:style-name="T61">skydd fö</text:span><text:span text:style-name="T63">r</text:span><text:span text:style-name="T61"> att </text:span><text:span text:style-name="T63">klasser, metoder och variabler</text:span><text:span text:style-name="T61"> inte används på fel sätt. Det handlar om att kunna tillgängligöra/visa enbart de som är nödvändigt för användare och dölja det som </text:span><text:span text:style-name="T64">de</text:span><text:span text:style-name="T61"> inte behöver.</text:span></text:p>
      <text:p text:style-name="P12"/>
      <text:p text:style-name="P2">5. Vad är polymorfism?</text:p>
      <text:p text:style-name="P12">Ett sätt för att hantera så att flera olika subklasser under en superklass kan hanteras som om de vore instanser av superklassen.</text:p>
      <text:p text:style-name="P73"><text:span text:style-name="T83">Det innebär att klasser med olika behov vad gäller implementering av e</text:span><text:span text:style-name="T85">n </text:span><text:span text:style-name="T86">vi</text:span><text:span text:style-name="T84">ss metod</text:span><text:span text:style-name="T83">, ändå kan anropas på samma sätt. </text:span></text:p>
      <text:p text:style-name="P74"/>
      <text:p text:style-name="P2">6. Vad innebär överskuggning?</text:p>
      <text:p text:style-name="P16">Att man I subklasser <text:span text:style-name="T78">har samma typsignatur </text:span><text:span text:style-name="T129">för en metod </text:span><text:span text:style-name="T78">som en superklass och på det sättet “overridar” su</text:span><text:span text:style-name="T79">per</text:span><text:span text:style-name="T78">klassens metod. Det låter oss alltså ha ett gemensamt sätt att anropa alla klasser I en hierarki, men ger oss möjlighet att specialisera varje enskild klass efter behov.</text:span></text:p>
      <text:p text:style-name="P13"/>
      <text:p text:style-name="P2">7. Vad är betyder överlagring?</text:p>
      <text:p text:style-name="P14">Att man skapar flera metoder eller konstruktorer med samma namn men med olika inparametrar.</text:p>
      <text:p text:style-name="P15">Bra för att slippa hitta på flera namn för liknande metoder.</text:p>
      <text:p text:style-name="P14"/>
      <text:p text:style-name="P2">8. Vad är ett interface?</text:p>
      <text:p text:style-name="P17">Interface är som ett kontrakt som säger “jag kan göra dessa saker”, <text:span text:style-name="T81">m</text:span>en inte hur det <text:span text:style-name="T81">skall</text:span> görs.</text:p>
      <text:p text:style-name="P67">Det är en enskild klass med metoder som alla klasser som implementerar interface <text:span text:style-name="T80">måste</text:span> ha <text:span text:style-name="T82">för att fullfölja “kontraktet”.<text:line-break/></text:span><text:span text:style-name="T120">En slags kontrakt som listar ett antal metoder. Klasser som implementerar interfacet måste innehålla interfacets metoder för att följa kontraktet.</text:span></text:p>
      <text:p text:style-name="P17"/>
      <text:p text:style-name="P2">9. Vad är en abstrakt klass?</text:p>
      <text:p text:style-name="P105"><text:span text:style-name="T109">En klass som används för att </text:span><text:span text:style-name="T110">definera en klasshierarki </text:span><text:span text:style-name="T109">där</text:span><text:span text:style-name="T110"> det finns funktioner som vi vill ha med men som inte är möjliga att implementera på ett relevant sätt I basklassen, (vi kan aldrig skapa en instans av en abstrakt klass).</text:span></text:p>
      <text:p text:style-name="P80">Vi kan använda abstrakta klasser istället för interface om vi behöver ha instansvariabler I vår superklass.</text:p>
      <text:p text:style-name="P80"/>
      <text:p text:style-name="P68"/>
      <text:p text:style-name="P68"/>
      <text:p text:style-name="P68"><text:soft-page-break/></text:p>
      <text:p text:style-name="P18"/>
      <text:p text:style-name="P2">10. Vad är en abstrakt metod?</text:p>
      <text:p text:style-name="P19">En metod som enbart är definerad men inte implementeras. Abstrakta metoder kan bara skapas I abstrakta klasser och saknar “body”. </text:p>
      <text:p text:style-name="P2"/>
      <text:p text:style-name="P2">11. Vad är skillnaden mellan en array och en ArrayList?</text:p>
      <text:p text:style-name="P28">En array kan hantera primitiva typer medans ArrayList använder sig av wrapper klasser för att kunna hantera primitiva typer.</text:p>
      <text:p text:style-name="P84"><text:span text:style-name="T5">A</text:span><text:span text:style-name="T9">rrayer har också en bestämt längd medans </text:span><text:span text:style-name="T8">ArrayLists</text:span><text:span text:style-name="T9"> storlek är flexibla.</text:span></text:p>
      <text:p text:style-name="P2"/>
      <text:p text:style-name="P2">12. Vad är skillnaden mellan String, StringBuilder, och StringBuffer?</text:p>
      <text:p text:style-name="P85"><text:span text:style-name="T6">String är ett </text:span><text:span text:style-name="T12">klass</text:span><text:span text:style-name="T6"> av som </text:span><text:span text:style-name="T12">hanterar objekt av text </text:span><text:span text:style-name="T13">och </text:span><text:span text:style-name="T6">är ofäränderlig.</text:span></text:p>
      <text:p text:style-name="P22">StringBuilder är en alternativ klass till String som skapar en modifierbar följ av tecken.</text:p>
      <text:p text:style-name="P83"><text:span text:style-name="T6">S</text:span><text:span text:style-name="T4">tringBuffer är också en alternativ klass till String som är </text:span><text:span text:style-name="T6">modifierbar.</text:span></text:p>
      <text:p text:style-name="P23"/>
      <text:p text:style-name="P24">Skilladen mellan StringBuffer och StringBuilder är att StringBuffer är “synchronized” och därför trådsäker (kan inte anropas av två trådar samtidigt), annars är StringBuilder mer effektiv.</text:p>
      <text:p text:style-name="P22"/>
      <text:p text:style-name="P22"/>
      <text:p text:style-name="P2">13. Vad är skillnaden mellan public och private?</text:p>
      <text:p text:style-name="P106"><text:span text:style-name="T71">Publika klasser och metoder kan anropas av annan klass I samma paket, annan subklass I </text:span><text:span text:style-name="T72">samma</text:span><text:span text:style-name="T71"> paket samt en klass I ett annat paket.</text:span></text:p>
      <text:p text:style-name="P20">Privata klasser och metoder kan enbart anropas inom den egna klassen.</text:p>
      <text:p text:style-name="P20"/>
      <text:p text:style-name="P2"/>
      <text:p text:style-name="P2">14. Vad är skillnaden mellan package-private och protected?</text:p>
      <text:p text:style-name="P21">Package-private är default om man inte anger någon synlighet blir enbart tillgänglig för en annan klass I samma paket, medans protected blir tillgänglig för annan klass I samma paket samt annan subklass I annat paket.</text:p>
      <text:p text:style-name="P2"/>
      <text:p text:style-name="P2">15. Vad är skillnaden mellan Map och Collection?</text:p>
      <text:p text:style-name="P91"><text:span text:style-name="T65">Både </text:span><text:span text:style-name="T27">C</text:span><text:span text:style-name="T28">ollection </text:span><text:span text:style-name="T65">och Map </text:span><text:span text:style-name="T73">är interface som </text:span><text:span text:style-name="T28">hanterar generisk</text:span><text:span text:style-name="T65">a</text:span><text:span text:style-name="T28"> samling av objekt. </text:span><text:span text:style-name="T65">Skillnaden är att </text:span><text:span text:style-name="T28">Map är strukturerad med en “nyckel” som är kopplad till ett “värde”.</text:span></text:p>
      <text:p text:style-name="P64"/>
      <text:p text:style-name="P70"/>
      <text:p text:style-name="P2"/>
      <text:p text:style-name="P2">16. Vad är skillnaden mellan HashSet och TreeSet?</text:p>
      <text:p text:style-name="P90"><text:span text:style-name="T23">Tree</text:span><text:span text:style-name="T24">S</text:span><text:span text:style-name="T23">et är en samlingar objekt som är </text:span><text:span text:style-name="T25">ordnade</text:span><text:span text:style-name="T23"> </text:span><text:span text:style-name="T26">(natural ordering), </text:span><text:span text:style-name="T23">medans HashSet är en </text:span><text:span text:style-name="T25">icke-ordnad</text:span><text:span text:style-name="T23"> samling objekt.</text:span></text:p>
      <text:p text:style-name="P81"><text:span text:style-name="T4">HashSet bygger på </text:span><text:span text:style-name="T67">metoden h</text:span><text:span text:style-name="T4">ashCode() medans TreeSet bygger på Comparable eller Comparator.</text:span></text:p>
      <text:p text:style-name="P82"><text:span text:style-name="T23">H</text:span><text:span text:style-name="T4">ashSet är generellt snabbare och bör vara standard valet.</text:span></text:p>
      <text:p text:style-name="P62"/>
      <text:p text:style-name="P2">17. Vad är skillnaden mellan en abstrakt klass och ett interface?</text:p>
      <text:p text:style-name="P86"><text:span text:style-name="T15">Båda </text:span><text:span text:style-name="T14">används för</text:span><text:span text:style-name="T15"> att </text:span><text:span text:style-name="T77">definera</text:span><text:span text:style-name="T15"> objekt med bestämda detaljer </text:span><text:span text:style-name="T66">(ärvda/implementerade metoder).</text:span></text:p>
      <text:p text:style-name="P86"><text:span text:style-name="T14">Man kan bara</text:span><text:span text:style-name="T15"> ärva från en klass medans </text:span><text:span text:style-name="T14">man</text:span><text:span text:style-name="T15"> kan implementera flera interface.</text:span></text:p>
      <text:p text:style-name="P31">Abstrakta klasser kan även ha medlemsvariabler som kan ärvas vilket interface inte kan.</text:p>
      <text:p text:style-name="P31"/>
      <text:p text:style-name="P31"/>
      <text:p text:style-name="P2"><text:soft-page-break/>18. Vad är interfacet Collection i Java?</text:p>
      <text:p text:style-name="P34">Collection är ett interface som hanterar generisk<text:span text:style-name="T123">a</text:span> samling<text:span text:style-name="T123">ar</text:span> av objekt.</text:p>
      <text:p text:style-name="P63">Under Collection finns många olika interface som hanterar bland annat: Listor, Set och köer.</text:p>
      <text:p text:style-name="P63"/>
      <text:p text:style-name="P3">19. Vilka klasser och interface finns det i Java Collection Framework?</text:p>
      <text:p text:style-name="P36">Interface:</text:p>
      <text:p text:style-name="P36">List, Set, Queue</text:p>
      <text:p text:style-name="P36"/>
      <text:p text:style-name="P36">Klasser:</text:p>
      <text:p text:style-name="P32">ArrayList </text:p>
      <text:p text:style-name="P32">LinkedList </text:p>
      <text:p text:style-name="P32">TreeSet </text:p>
      <text:p text:style-name="P32">HashSet </text:p>
      <text:p text:style-name="P32"/>
      <text:p text:style-name="P2">20. Förklara de olika listor som är tillgängliga i Java Collection Framework.</text:p>
      <text:p text:style-name="P92"><text:span text:style-name="T29">Arraylist – En ordnad lista som </text:span><text:span text:style-name="T32">använder</text:span><text:span text:style-name="T31"> array </text:span><text:span text:style-name="T32">för att lagra data</text:span><text:span text:style-name="T31">. H</text:span><text:span text:style-name="T29">ar snabb random-access men långsam </text:span><text:span text:style-name="T30">på</text:span><text:span text:style-name="T29"> att lägga till I början och mitten av listan.</text:span></text:p>
      <text:p text:style-name="P35">LinkedList – En ordnad <text:span text:style-name="T94">lista som använder en </text:span>“<text:span text:style-name="T93">dubbel-länkad” lista </text:span><text:span text:style-name="T94">för att lagra data</text:span><text:span text:style-name="T93">.</text:span> <text:span text:style-name="T93">H</text:span>ar långsam random-access, men <text:span text:style-name="T103">är</text:span> snabb på att lägga till <text:span text:style-name="T92">I början och mitten av listan.</text:span></text:p>
      <text:p text:style-name="P2"/>
      <text:p text:style-name="P2">21. Förklara vad ett Set är.</text:p>
      <text:p text:style-name="P26">Set är ett interface som ärver av Collection.</text:p>
      <text:p text:style-name="P93"><text:span text:style-name="T8">Det är en</text:span><text:span text:style-name="T33"> </text:span><text:span text:style-name="T8">samling som inte kan innehålla några dubbletter eller par av objekt (två objekt får </text:span><text:span text:style-name="T34">inte</text:span><text:span text:style-name="T8"> vara precis lika varandra I ett set). </text:span></text:p>
      <text:p text:style-name="P2"/>
      <text:p text:style-name="P2">22. Vad är syftet med undantag (exceptions)?</text:p>
      <text:p text:style-name="P88"><text:span text:style-name="T34">Javas mekanism för att hantera fel. </text:span><text:span text:style-name="T17">Används för att </text:span><text:span text:style-name="T18">synliggöra</text:span><text:span text:style-name="T17"> felaktigt tillstånds/</text:span><text:span text:style-name="T34">f</text:span><text:span text:style-name="T18">ör att kunna få ett felmeddelande.</text:span></text:p>
      <text:p text:style-name="P2"/>
      <text:p text:style-name="P2">23. Vilka två huvudtyper av undantag (exceptions) finns?</text:p>
      <text:p text:style-name="P87"><text:span text:style-name="T16">Kontrollerade och </text:span><text:span text:style-name="T17">okontrollerade</text:span><text:span text:style-name="T16"> </text:span><text:span text:style-name="T19">(checked and unchecked).</text:span></text:p>
      <text:p text:style-name="P94"><text:span text:style-name="T20">O</text:span><text:span text:style-name="T16">kontrollerade </text:span><text:span text:style-name="T35">undantag är sådana som är ett Error eller RuntimeException.</text:span></text:p>
      <text:p text:style-name="P49"/>
      <text:p text:style-name="P71"><text:span text:style-name="T16">K</text:span><text:span text:style-name="T19">ontrollerade </text:span><text:span text:style-name="T35">är alla andra objekt som ärver av Throwable. Kontrollerade undantag </text:span><text:span text:style-name="T36">måste vi hantera antingen genom att fånga dom med en catch-sats eller genom att deklarera att den </text:span><text:span text:style-name="T68">kan</text:span><text:span text:style-name="T36"> kastas med hjälp av “throws”.</text:span><text:span text:style-name="T37">Tanken är att vissa fel är väldigt allvarliga, men går att göra något åt (till skillnad från Error som inte går att fixa).</text:span></text:p>
      <text:p text:style-name="P37"/>
      <text:p text:style-name="P2">24. Vilka nyckelord finns kopplade till undantagshantering i Java?</text:p>
      <text:p text:style-name="P33">Try, catch, finally.</text:p>
      <text:p text:style-name="P38">Throw och throws.</text:p>
      <text:p text:style-name="P39">Stack-trace.</text:p>
      <text:p text:style-name="P39"/>
      <text:p text:style-name="P41">Throwable – Grunden som alla undantag ärver av.</text:p>
      <text:p text:style-name="P40">Exception, Error – <text:span text:style-name="T95">Subklasser till Throwable.</text:span></text:p>
      <text:p text:style-name="P42">Exception är basen i alla undantag vi hanterar (Vi delar med noll, indexerar utanför arrayer med mera).</text:p>
      <text:p text:style-name="P43">Error är basen i alla allvarliga fel som är relaterade till systemet (slut på minnet, bugg i jvm). </text:p>
      <text:p text:style-name="P43">Vi hanterar dem oftas inte själva.</text:p>
      <text:p text:style-name="P4"/>
      <text:p text:style-name="P2"><text:soft-page-break/>25. Hur används nyckelorden try/catch/finally?</text:p>
      <text:p text:style-name="P89"><text:span text:style-name="T88">Try</text:span><text:span text:style-name="T7"> – </text:span><text:span text:style-name="T21">Används </text:span><text:span text:style-name="T38">för att definera ett block med kod som skall testas för fel medans man kör. </text:span><text:span text:style-name="T39">(kod som kan kasta undantag).</text:span><text:span text:style-name="T38"> <text:line-break/>Kan också användas</text:span><text:span text:style-name="T21"> för att försäkra sig om att klasser </text:span><text:span text:style-name="T22">som använder sig av interfacet</text:span><text:span text:style-name="T21"> closeable stängs ner när dom är färdiganvända av programmet </text:span><text:span text:style-name="T74">(om man kör en try-with-resorses)</text:span><text:span text:style-name="T21">.</text:span></text:p>
      <text:p text:style-name="P108"><text:span text:style-name="T88">Catch</text:span><text:span text:style-name="T7"> – </text:span><text:span text:style-name="T116">Catch används för att fånga specificerade undantag(exceptions) för att göra någon form av felhantering.</text:span><text:span text:style-name="T117"> </text:span><text:span text:style-name="T118">Man bör endast fånga undantag om man planerar att hantera dem.</text:span></text:p>
      <text:p text:style-name="P25"><text:span text:style-name="T87">Finally</text:span> – <text:span text:style-name="T91">Används för att försäkra sig om att en bit kod körs innan programmet stängs ner oavsätt vad som händer, tex om programmet skulle krasha. Denna bit kommer alltid köras innan programmet stängs ner.</text:span></text:p>
      <text:p text:style-name="P25"/>
      <text:p text:style-name="P2">26. Vad är en tråd?</text:p>
      <text:p text:style-name="P107"><text:span text:style-name="T111">En bit </text:span><text:span text:style-name="T112">program</text:span><text:span text:style-name="T111"> som kan exekveras parallellt med andra trådar.</text:span></text:p>
      <text:p text:style-name="P51">De delar också samma minnesrymd.</text:p>
      <text:p text:style-name="P44"/>
      <text:p text:style-name="P2">27. Hur gör man en tråd i Java?</text:p>
      <text:p text:style-name="P45">Man använder sig av klassen Thread <text:span text:style-name="T104">tillsammans med klasser som implementerar</text:span> det funktionella interfacet Runnable <text:span text:style-name="T96">(eller motsvarande, </text:span><text:span text:style-name="T104">tex en lambda-funktion</text:span><text:span text:style-name="T96">)</text:span>.</text:p>
      <text:p text:style-name="P45"/>
      <text:p text:style-name="P2">28. Förklara metoden Thread.join().</text:p>
      <text:p text:style-name="P95"><text:span text:style-name="T40">Metoden join() gör att programmet </text:span><text:span text:style-name="T75">(main tråden)</text:span><text:span text:style-name="T40"> väntar på att tråden </text:span><text:span text:style-name="T69">som använt .join metoden </text:span><text:span text:style-name="T40">stängs ner innan den fortsätter </text:span><text:span text:style-name="T41">med nästa bit kod. </text:span><text:span text:style-name="T43">(måste göras för varje enskild tråd)</text:span></text:p>
      <text:p text:style-name="P46"/>
      <text:p text:style-name="P2">29. Vad är skillnaden mellan start() och run() metoderna i Thread-klassen?</text:p>
      <text:p text:style-name="P96"><text:span text:style-name="T44">Thread.s</text:span><text:span text:style-name="T42">tart() är en metod för att skapa och köra en ny tråd, </text:span><text:span text:style-name="T46">den </text:span><text:span text:style-name="T45">kallar på run() </text:span><text:span text:style-name="T47">för objektet som tråden skall köra</text:span><text:span text:style-name="T42">.</text:span></text:p>
      <text:p text:style-name="P96"><text:span text:style-name="T97">Thread.r</text:span><text:span text:style-name="T98">un() </text:span><text:span text:style-name="T99">gör </text:span><text:span text:style-name="T100">default</text:span><text:span text:style-name="T99"> i</text:span><text:span text:style-name="T101">n</text:span><text:span text:style-name="T99">genting utan man måste se till att tråden använder ett objekt som</text:span><text:span text:style-name="T45"> implementerar Runnable, alternativt använder en lambda-funktion.</text:span></text:p>
      <text:p text:style-name="P2"/>
      <text:p text:style-name="P2">30. Vilka tillstånd kan en tråd ha?</text:p>
      <text:p text:style-name="P47">New → Runnable → Running → Terminated</text:p>
      <text:p text:style-name="P47"/>
      <text:p text:style-name="P48"><text:span text:style-name="T105">Mellan Runnable och Running kan den även vara: </text:span>Blocked, waiting, timed waiting.</text:p>
      <text:p text:style-name="P48"/>
      <text:p text:style-name="P2">31. Vad är synkronisering?</text:p>
      <text:p text:style-name="P97"><text:span text:style-name="T48">Sätt</text:span><text:span text:style-name="T49"> att trådsäkra (säkerställa att två trådar inte </text:span><text:span text:style-name="T50">använder </text:span><text:span text:style-name="T70">samma kod</text:span><text:span text:style-name="T50"> eller använder/</text:span><text:span text:style-name="T49">modifierar variabler från samma objekt samtidigt). </text:span></text:p>
      <text:p text:style-name="P50">Försöker två trådar köra synkroniserade metoder på samma objekt kommer den ena tråden få vänta till den andra är färdig.</text:p>
      <text:p text:style-name="P8"/>
      <text:p text:style-name="P2">32. Vad menas med serialisering?</text:p>
      <text:p text:style-name="P65">Att man automatiskt konvertera ett java-objekt till data vi kan skriva till fil<text:span text:style-name="T124">er</text:span> eller skicka över nätverk.</text:p>
      <text:p text:style-name="P2"/>
      <text:p text:style-name="P2">33. Varför bör vi inte använda serialisering i Java?</text:p>
      <text:p text:style-name="P65">För att det skapar stora säkerhetshål. Bör därför inte användas I ny kod och bör ses över ordentligt om det används I gammal kod.</text:p>
      <text:p text:style-name="P2"/>
      <text:p text:style-name="P2"/>
      <text:p text:style-name="P2"/>
      <text:p text:style-name="P2"><text:soft-page-break/></text:p>
      <text:p text:style-name="P2"/>
      <text:p text:style-name="P2"/>
      <text:p text:style-name="P2">34. Vad är skillnaden mellan JDK, JRE och JVM?</text:p>
      <text:p text:style-name="P98"><text:span text:style-name="T89">Java Development Kit </text:span><text:span text:style-name="T54">– </text:span><text:span text:style-name="T55">Paketet som innehåller miljön för att utveckl</text:span><text:span text:style-name="T56">a</text:span><text:span text:style-name="T55"> java program. Här får man verktyg för att skapa och kompilera sin kod. Innehåller både JRE och JVM.</text:span></text:p>
      <text:p text:style-name="P98"><text:span text:style-name="T89">Java Runtime Enviroment</text:span><text:span text:style-name="T54"> – </text:span><text:span text:style-name="T57">Är ett programpaket som används för att köra program skrivna med java. Den har ingen kompilator utan används bara för att köra java filer. Innehåller JVM.</text:span></text:p>
      <text:p text:style-name="P98"><text:span text:style-name="T89">Java </text:span><text:span text:style-name="T90">Virituell Machine – </text:span><text:span text:style-name="T57">Program som behövs för att köra java filer, det är JVM som omvandlar </text:span><text:span text:style-name="T58">den kompilerade</text:span><text:span text:style-name="T57"> byte-kod till maskinkod som datorn kan används.</text:span></text:p>
      <text:p text:style-name="P2"/>
      <text:p text:style-name="P2">35. Vad blir defaultvärdet i lokala variabler?</text:p>
      <text:p text:style-name="P61">Dom har inget defualtvärde. </text:p>
      <text:p text:style-name="P69"/>
      <text:p text:style-name="P2"/>
      <text:p text:style-name="P2">36. Vad är syftet med statiska metoder och variabler?</text:p>
      <text:p text:style-name="P53">Att det bara skall kunna användas av den egna klassen.</text:p>
      <text:p text:style-name="P2"/>
      <text:p text:style-name="P2">37. Vad är syftet med en standardkonstruktor?</text:p>
      <text:p text:style-name="P66">Om man skapar en klass utan konstruktor så skapar kompilatorn det automatiskt.</text:p>
      <text:p text:style-name="P66">Syftet med standardkonstruktorn är att sätta “default-värden” på alla attribut (variabler) om ett obejekt av klassen skapas.</text:p>
      <text:p text:style-name="P2"/>
      <text:p text:style-name="P2">38. Ange tre skillnader mellan metoder och konstruktorer?</text:p>
      <text:p text:style-name="P100"><text:span text:style-name="T10">En konstruktor är en speciel metod som används för att initiera/</text:span><text:span text:style-name="T51">skapa</text:span><text:span text:style-name="T10"> ett objekt </text:span><text:span text:style-name="T11">med hjälp av nyckelordet “new”</text:span><text:span text:style-name="T10">.</text:span></text:p>
      <text:p text:style-name="P60">En konstruktor kan inte ha någon retur typ vilket en metod kan.</text:p>
      <text:p text:style-name="P99"><text:span text:style-name="T10">E</text:span><text:span text:style-name="T11">n Metod används för att exekvera en funktion </text:span><text:span text:style-name="T76">(en bit kod) </text:span><text:span text:style-name="T11">när den kallas.</text:span></text:p>
      <text:p text:style-name="P29">En konstruktor måste ha samma namn som klassen, metoder kan heta vad som helst.</text:p>
      <text:p text:style-name="P29">En konstruktor kan inte ärvas, det kan metoder göra.</text:p>
      <text:p text:style-name="P2"/>
      <text:p text:style-name="P2">39. Är det möjligt att göra konstruktorer statiska?</text:p>
      <text:p text:style-name="P101"><text:span text:style-name="T52">Nej, för </text:span><text:span text:style-name="T53">konstruktorn</text:span><text:span text:style-name="T52"> kan bara användas av den egna klassen från början </text:span><text:span text:style-name="T53">(konstruktorn är kopplad till ett objekt)</text:span><text:span text:style-name="T52">.</text:span></text:p>
      <text:p text:style-name="P2"/>
      <text:p text:style-name="P2">40. Vad är skillnaden mellan en medlemsvariabel och en lokal variabel?</text:p>
      <text:p text:style-name="P54">Medlemsvariabler tillhör ett objekt/klass, och kan anropas inom hela klassen.</text:p>
      <text:p text:style-name="P54">Lokala variabel existerar bara I ett “scope” <text:span text:style-name="T102">och kan inte anropas utifrån detta scope</text:span>.</text:p>
      <text:p text:style-name="P2"/>
      <text:p text:style-name="P2">41. Vad betyder this och super i Java?</text:p>
      <text:p text:style-name="P10"><text:span text:style-name="T107">Nyckelordet </text:span><text:span text:style-name="T108">this</text:span><text:span text:style-name="T107"> kan användas I klasser för att </text:span>referera till det aktuella objektet, <text:span text:style-name="T106">tex till dess variabler</text:span>.</text:p>
      <text:p text:style-name="P55">Super refererar till en ärvd klass variabler och metoder, och används för att få tillgång till “superklassen”.</text:p>
      <text:p text:style-name="P10"/>
      <text:p text:style-name="P2">42. Vilken klass är superklass för alla klasser?</text:p>
      <text:p text:style-name="P56">Objekt.</text:p>
      <text:p text:style-name="P56">Objekt är roten I klass hirarkin.</text:p>
      <text:p text:style-name="P55"/>
      <text:p text:style-name="P55"/>
      <text:p text:style-name="P55"><text:soft-page-break/></text:p>
      <text:p text:style-name="P2">43. Kan main()-metoden överlagras?</text:p>
      <text:p text:style-name="P57">Ja det går, men JVM har som defualt att köra en main method med (String[] args) och kommer därför förbi-se överlagrade main methoder.</text:p>
      <text:p text:style-name="P52"/>
      <text:p text:style-name="P2">44. Kan vi överskugga privata metoder?</text:p>
      <text:p text:style-name="P58">Nej, vi kan inte överskugga privata metoder eftersom privata metoder enbart tillhör den egna klassen.</text:p>
      <text:p text:style-name="P58"/>
      <text:p text:style-name="P2">45. Vad har nyckelordet final för effekt?</text:p>
      <text:p text:style-name="P59">Final på en variabel så gör den den till en konstant.</text:p>
      <text:p text:style-name="P59">Final på en metod gör att den inte går att överskugga.</text:p>
      <text:p text:style-name="P59">Final på en klass gör att den inte går att ärva.</text:p>
      <text:p text:style-name="P52"/>
      <text:p text:style-name="P52"/>
      <text:p text:style-name="P7">46. Vad är Stream I java?</text:p>
      <text:p text:style-name="P27">En sekvens av element som stödjer sekventiella och parallella aggregatoperationer.</text:p>
      <text:p text:style-name="P110">(Där man kan göra olika saker I olika steg).</text:p>
      <text:p text:style-name="P27"/>
      <text:p text:style-name="P30"/>
      <text:p text:style-name="P29"/>
      <text:p text:style-name="P29"/>
      <text:p text:style-name="P29"/>
      <text:p text:style-name="P29"/>
      <text:p text:style-name="P103">Svar på frågor från tentan:</text:p>
      <text:p text:style-name="P103"/>
      <text:p text:style-name="P75">1. <text:span text:style-name="T113">Arrayer kan hantera primitiva typer, det kan inte Listor utan de behöver använda sig av wrapper-klasser för primitiva typer (kan bara hantera objekt).</text:span></text:p>
      <text:p text:style-name="P79">Arrayer har en bestämd storlek, Listors storlek är variabel.</text:p>
      <text:p text:style-name="P75"/>
      <text:p text:style-name="P75">2. <text:span text:style-name="T121">En slags kontrakt som listar ett antal metoder. Klasser som implementerar interfacet måste innehålla interfacets metoder för att följa kontraktet.</text:span></text:p>
      <text:p text:style-name="P75"/>
      <text:p text:style-name="P75">3. <text:span text:style-name="T121">Catch används för att fånga specificerade undantag(exceptions) för att göra någon form av felhantering.</text:span></text:p>
      <text:p text:style-name="P75"/>
      <text:p text:style-name="P75">4. <text:span text:style-name="T122">Set är en generisk samlig objekt som inte kan innehåller dubbletter.</text:span></text:p>
      <text:p text:style-name="P75"/>
      <text:p text:style-name="P104"><text:span text:style-name="T114">5. </text:span><text:span text:style-name="T115">Används för inkapsling, public gör klassen/metoden mm gör den tillgänlig …….</text:span></text:p>
      <text:p text:style-name="P75"/>
      <text:p text:style-name="P75">6. </text:p>
      <text:p text:style-name="P75"/>
      <text:p text:style-name="P75">7. <text:span text:style-name="T122">En slags metod som används för att initiera/instantiera ett obejkt och sätta medlemsvariabler till något lämpligt defaultvärde.</text:span></text:p>
      <text:p text:style-name="P75"/>
      <text:p text:style-name="P75">8. <text:s/><text:span text:style-name="T122">Säkerställer att vi alltid stänger av processer som äver av cloasable.</text:span></text:p>
      <text:p text:style-name="P75"/>
      <text:p text:style-name="P104"><text:span text:style-name="T114">9. </text:span><text:span text:style-name="T115">Ja, publica metoder är </text:span><text:span text:style-name="T119">åtkomliga</text:span><text:span text:style-name="T115"> när vi </text:span><text:span text:style-name="T119">ärver</text:span><text:span text:style-name="T115">, därför kan vi överskugga/overrida metoden.</text:span></text:p>
      <text:p text:style-name="P77">Hade metoden varit privat hade den inte varit tillgänlig utanför klassen.</text:p>
      <text:p text:style-name="P76"><text:soft-page-break/></text:p>
      <text:p text:style-name="P75">10. <text:span text:style-name="T122">Dom defineras av obj</text:span><text:span text:style-name="T127">e</text:span><text:span text:style-name="T122">cts.</text:span></text:p>
      <text:p text:style-name="P75"/>
      <text:p text:style-name="P77">11. ett antal klassfiler packeterade I ett format. Ett paketfilformat.</text:p>
      <text:p text:style-name="P77"/>
      <text:p text:style-name="P78">12. Ja det går att överlagra finalmetoder, den går dock inte att överskugga om den är final.</text:p>
      <text:p text:style-name="P7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3T14:05:30.038614393</meta:creation-date>
    <dc:date>2022-12-19T20:02:14.917685133</dc:date>
    <meta:editing-duration>P1DT5H29M37S</meta:editing-duration>
    <meta:editing-cycles>229</meta:editing-cycles>
    <meta:generator>LibreOffice/6.4.7.2$Linux_X86_64 LibreOffice_project/40$Build-2</meta:generator>
    <meta:document-statistic meta:table-count="0" meta:image-count="0" meta:object-count="0" meta:page-count="7" meta:paragraph-count="159" meta:word-count="2069" meta:character-count="12876" meta:non-whitespace-character-count="10943"/>
  </office:meta>
</office:document-meta>
</file>